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ement_5f_alloc" style:display-name="versement_alloc" style:family="table" style:master-page-name="">
      <style:table-properties style:width="16.999cm" style:page-number="0" table:align="margins"/>
    </style:style>
    <style:style style:name="versement_5f_alloc.A" style:display-name="versement_alloc.A" style:family="table-column">
      <style:table-column-properties style:column-width="4.921cm" style:rel-column-width="18972*"/>
    </style:style>
    <style:style style:name="versement_5f_alloc.B" style:display-name="versement_alloc.B" style:family="table-column">
      <style:table-column-properties style:column-width="12.077cm" style:rel-column-width="46563*"/>
    </style:style>
    <style:style style:name="versement_5f_alloc.A1" style:display-name="versement_alloc.A1" style:family="table-cell">
      <style:table-cell-properties fo:background-color="transparent" fo:padding="0cm" fo:border="none">
        <style:background-image/>
      </style:table-cell-properties>
    </style:style>
    <style:style style:name="versement_5f_alloc.A2" style:display-name="versement_alloc.A2" style:family="table-cell">
      <style:table-cell-properties fo:padding="0cm" fo:border="none"/>
    </style:style>
    <style:style style:name="versement_5f_alloc.4" style:display-name="versement_alloc.4" style:family="table-row">
      <style:table-row-properties style:min-row-height="0.011cm"/>
    </style:style>
    <style:style style:name="P1" style:family="paragraph" style:parent-style-name="Standard">
      <style:text-properties fo:font-size="5pt" style:font-size-asian="5pt" style:font-size-complex="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" style:master-page-name="">
      <style:paragraph-properties fo:margin-top="0cm" fo:margin-bottom="0cm" fo:text-align="center" style:justify-single-word="false" style:page-number="auto" style:shadow="none" text:number-lines="false" text:line-number="0"/>
      <style:text-properties fo:font-size="5pt" style:font-size-asian="5pt" style:font-size-complex="5pt"/>
    </style:style>
    <style:style style:name="P4" style:family="paragraph" style:parent-style-name="contenu_20_tableau_20_1e_20_ligne">
      <style:paragraph-properties fo:text-align="start" style:justify-single-word="false"/>
      <style:text-properties fo:language="en" fo:country="US"/>
    </style:style>
    <style:style style:name="P5" style:family="paragraph" style:parent-style-name="Table_20_Contents">
      <style:paragraph-properties fo:text-align="start" style:justify-single-word="false"/>
      <style:text-properties fo:language="en" fo:country="US"/>
    </style:style>
    <style:style style:name="T1" style:family="text">
      <style:text-properties fo:font-variant="normal" fo:text-transform="none" fo:color="#000000" fo:font-style="normal" fo:background-color="#ffffff"/>
    </style:style>
    <style:style style:name="T2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versement_alloc" table:style-name="versement_5f_alloc">
        <table:table-column table:style-name="versement_5f_alloc.A"/>
        <table:table-column table:style-name="versement_5f_alloc.B"/>
        <table:table-row>
          <table:table-cell table:style-name="versement_5f_alloc.A1" office:value-type="string">
            <text:p text:style-name="P4"><text:span text:style-name="T1">%{HEADER_ROWS:0}%%{RM_IF_NO_DATA:true,1}%</text:span>%{colonne}%%=col_versement_label=%</text:p>
          </table:table-cell>
          <table:table-cell table:style-name="versement_5f_alloc.A1" office:value-type="string">
            <text:p text:style-name="P2"/>
          </table:table-cell>
        </table:table-row>
        <table:table-row>
          <table:table-cell table:style-name="versement_5f_alloc.A2" office:value-type="string">
            <text:p text:style-name="P5">%{colonnePaiementPar}%%=<text:span text:style-name="T2">col_paiement_par</text:span>=%</text:p>
          </table:table-cell>
          <table:table-cell table:style-name="versement_5f_alloc.A2" office:value-type="string">
            <text:p text:style-name="P5">%=col_paiement=%</text:p>
          </table:table-cell>
        </table:table-row>
        <table:table-row>
          <table:table-cell table:style-name="versement_5f_alloc.A2" office:value-type="string">
            <text:p text:style-name="P5">%{colonneVersementA}%%=col_versement_a=%</text:p>
          </table:table-cell>
          <table:table-cell table:style-name="versement_5f_alloc.A2" office:value-type="string">
            <text:p text:style-name="P5">%=col_adresse_paiement=%</text:p>
          </table:table-cell>
        </table:table-row>
        <table:table-row table:style-name="versement_5f_alloc.4">
          <table:table-cell table:style-name="versement_5f_alloc.A2" office:value-type="string">
            <text:p text:style-name="P5">%{colonneTitutaireCompte}%%=col_titulaire_compte_label=%</text:p>
          </table:table-cell>
          <table:table-cell table:style-name="versement_5f_alloc.A2" office:value-type="string">
            <text:p text:style-name="P5">%=col_titulaire_compt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0-02-11T10:04:06</meta:creation-date>
    <dc:creator>gmo</dc:creator>
    <dc:date>2010-09-01T09:32:33</dc:date>
    <meta:editing-cycles>30</meta:editing-cycles>
    <meta:editing-duration>PT3H22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34" meta:character-count="277"/>
  </office:meta>
</office:document-meta>
</file>